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4070C7FDC95D05AC7F.png" manifest:media-type="image/png"/>
  <manifest:file-entry manifest:full-path="Pictures/10000201000000760000003EE57D4F5B76A420DB.png" manifest:media-type="image/png"/>
  <manifest:file-entry manifest:full-path="Pictures/1000000000000469000001487A6282EC1A7F187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99ff66" draw:marker-start-width="0.358cm" draw:marker-end-width="0.358cm" draw:fill-color="#ffffff" draw:textarea-horizontal-align="justify" draw:textarea-vertical-align="middle" draw:auto-grow-height="false" fo:min-height="7.957cm" fo:min-width="17.038cm" fo:padding-top="0.177cm" fo:padding-bottom="0.177cm" fo:padding-left="0.302cm" fo:padding-right="0.302cm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1.79cm, 0cm)" draw:image-opacity="100%" style:mirror="none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6cm" fo:min-width="7.08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Liberation Sans1" fo:font-size="22pt" fo:font-style="normal" style:text-underline-style="none" fo:font-weight="normal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 draw:fill-color="#ffffff"/>
      <style:text-properties style:font-name="Liberation Sans1" fo:font-size="22pt" fo:font-style="normal" style:text-underline-style="none" fo:font-weight="normal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24.8cm" svg:height="11.605cm" svg:x="2.5cm" svg:y="4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8.3cm" svg:height="3.282cm" svg:x="5.6cm" svg:y="7.295cm">
          <draw:image xlink:href="Pictures/1000000000000469000001487A6282EC1A7F187E.jpg" xlink:type="simple" xlink:show="embed" xlink:actuate="onLoad">
            <text:p/>
          </draw:image>
        </draw:frame>
        <draw:frame draw:style-name="gr3" draw:text-style-name="P2" draw:layer="layout" svg:width="5.092cm" svg:height="2.437cm" svg:x="6.382cm" svg:y="12.028cm">
          <draw:image xlink:href="Pictures/10000201000000760000003EE57D4F5B76A420DB.png" xlink:type="simple" xlink:show="embed" xlink:actuate="onLoad">
            <text:p/>
          </draw:image>
        </draw:frame>
        <draw:frame draw:style-name="gr3" draw:text-style-name="P2" draw:layer="layout" svg:width="9.712cm" svg:height="2.516cm" svg:x="13.5cm" svg:y="11.884cm">
          <draw:image xlink:href="Pictures/10000201000000E10000004070C7FDC95D05AC7F.png" xlink:type="simple" xlink:show="embed" xlink:actuate="onLoad">
            <text:p/>
          </draw:image>
        </draw:frame>
        <draw:frame draw:style-name="gr4" draw:text-style-name="P4" draw:layer="layout" svg:width="7.589cm" svg:height="1.506cm" svg:x="12.311cm" svg:y="4.894cm">
          <draw:text-box>
            <text:p text:style-name="P3"><text:span text:style-name="T1">Il gruppo All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343cm" fo:margin-bottom="4.183cm" fo:margin-left="2.294cm" fo:margin-right="2.21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5T11:34:07.991977355</meta:creation-date>
    <dc:date>2016-04-05T12:30:10.734575461</dc:date>
    <meta:editing-duration>PT7M58S</meta:editing-duration>
    <meta:editing-cycles>4</meta:editing-cycles>
    <meta:generator>LibreOffice/5.0.5.2$Linux_X86_64 LibreOffice_project/00m0$Build-2</meta:generator>
    <meta:document-statistic meta:object-count="5"/>
  </office:meta>
</office:document-meta>
</file>